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8f67" officeooo:paragraph-rsid="000b8f67"/>
    </style:style>
    <style:style style:name="P2" style:family="paragraph" style:parent-style-name="Standard">
      <style:text-properties officeooo:rsid="000b8f67" officeooo:paragraph-rsid="000c0055"/>
    </style:style>
    <style:style style:name="P3" style:family="paragraph" style:parent-style-name="Standard">
      <style:text-properties officeooo:rsid="000b8f67" officeooo:paragraph-rsid="001422ea"/>
    </style:style>
    <style:style style:name="P4" style:family="paragraph" style:parent-style-name="Standard">
      <style:text-properties officeooo:rsid="000c0055" officeooo:paragraph-rsid="000c0055"/>
    </style:style>
    <style:style style:name="P5" style:family="paragraph" style:parent-style-name="Standard">
      <style:text-properties fo:font-weight="bold" officeooo:rsid="000c0055" officeooo:paragraph-rsid="000c0055" style:font-weight-asian="bold" style:font-weight-complex="bold"/>
    </style:style>
    <style:style style:name="P6" style:family="paragraph" style:parent-style-name="Standard">
      <style:text-properties fo:font-weight="bold" officeooo:rsid="000b8f67" officeooo:paragraph-rsid="000b8f67" style:font-weight-asian="bold" style:font-weight-complex="bold"/>
    </style:style>
    <style:style style:name="P7" style:family="paragraph" style:parent-style-name="Standard">
      <style:text-properties fo:font-weight="bold" officeooo:rsid="00174f61" officeooo:paragraph-rsid="00174f61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0c0055" officeooo:paragraph-rsid="000c0055" style:font-weight-asian="bold" style:font-weight-complex="bold"/>
    </style:style>
    <style:style style:name="P9" style:family="paragraph" style:parent-style-name="Standard">
      <style:text-properties officeooo:rsid="00124868" officeooo:paragraph-rsid="00124868"/>
    </style:style>
    <style:style style:name="P10" style:family="paragraph" style:parent-style-name="Standard">
      <style:text-properties officeooo:rsid="001440e7" officeooo:paragraph-rsid="001440e7"/>
    </style:style>
    <style:style style:name="P11" style:family="paragraph" style:parent-style-name="Standard">
      <style:text-properties officeooo:rsid="00174f61" officeooo:paragraph-rsid="00174f61"/>
    </style:style>
    <style:style style:name="P12" style:family="paragraph" style:parent-style-name="Standard">
      <style:paragraph-properties fo:break-before="page"/>
      <style:text-properties fo:font-weight="bold" officeooo:rsid="000b8f67" officeooo:paragraph-rsid="000b8f67" style:font-weight-asian="bold" style:font-weight-complex="bold"/>
    </style:style>
    <style:style style:name="P13" style:family="paragraph" style:parent-style-name="Standard">
      <style:text-properties officeooo:rsid="000b8f67" officeooo:paragraph-rsid="000b8f67"/>
    </style:style>
    <style:style style:name="P14" style:family="paragraph" style:parent-style-name="Standard">
      <style:text-properties fo:font-weight="bold" officeooo:rsid="0103f20c" officeooo:paragraph-rsid="001a8c77" style:font-weight-asian="bold" style:font-weight-complex="bold"/>
    </style:style>
    <style:style style:name="P15" style:family="paragraph" style:parent-style-name="Standard">
      <style:text-properties fo:font-weight="bold" officeooo:rsid="00fdcf6b" officeooo:paragraph-rsid="001a8c77" style:font-weight-asian="bold" style:font-weight-complex="bold"/>
    </style:style>
    <style:style style:name="P16" style:family="paragraph" style:parent-style-name="Standard">
      <style:text-properties fo:font-weight="bold" officeooo:rsid="00b92ed6" officeooo:paragraph-rsid="001af85d" style:font-weight-asian="bold" style:font-weight-complex="bold"/>
    </style:style>
    <style:style style:name="P17" style:family="paragraph" style:parent-style-name="Standard">
      <style:text-properties fo:font-weight="bold" officeooo:rsid="00ba89ed" officeooo:paragraph-rsid="001af85d" style:font-weight-asian="bold" style:font-weight-complex="bold"/>
    </style:style>
    <style:style style:name="P18" style:family="paragraph" style:parent-style-name="Standard">
      <style:text-properties officeooo:rsid="00fdcf6b" officeooo:paragraph-rsid="001a8c77"/>
    </style:style>
    <style:style style:name="P19" style:family="paragraph" style:parent-style-name="Standard">
      <style:text-properties officeooo:rsid="00b92ed6" officeooo:paragraph-rsid="001af85d"/>
    </style:style>
    <style:style style:name="P20" style:family="paragraph" style:parent-style-name="Standard">
      <style:text-properties officeooo:rsid="00ba89ed" officeooo:paragraph-rsid="001af85d"/>
    </style:style>
    <style:style style:name="P21" style:family="paragraph" style:parent-style-name="Standard">
      <style:text-properties officeooo:paragraph-rsid="001af85d"/>
    </style:style>
    <style:style style:name="P22" style:family="paragraph" style:parent-style-name="Standard">
      <style:text-properties officeooo:rsid="0090a12b" officeooo:paragraph-rsid="001c55c1"/>
    </style:style>
    <style:style style:name="P23" style:family="paragraph" style:parent-style-name="Standard">
      <style:text-properties officeooo:rsid="0090a12b" officeooo:paragraph-rsid="001cdc30"/>
    </style:style>
    <style:style style:name="P24" style:family="paragraph" style:parent-style-name="Standard">
      <style:text-properties officeooo:rsid="0018699c" officeooo:paragraph-rsid="0018699c"/>
    </style:style>
    <style:style style:name="P25" style:family="paragraph" style:parent-style-name="Standard">
      <style:text-properties officeooo:rsid="0018699c" officeooo:paragraph-rsid="001cdc30"/>
    </style:style>
    <style:style style:name="P26" style:family="paragraph" style:parent-style-name="Standard">
      <style:text-properties officeooo:rsid="0018699c" officeooo:paragraph-rsid="001dba30"/>
    </style:style>
    <style:style style:name="P27" style:family="paragraph" style:parent-style-name="Standard">
      <style:text-properties officeooo:paragraph-rsid="001cdc30"/>
    </style:style>
    <style:style style:name="P28" style:family="paragraph" style:parent-style-name="Standard">
      <style:text-properties officeooo:paragraph-rsid="001dba30"/>
    </style:style>
    <style:style style:name="P29" style:family="paragraph" style:parent-style-name="Preformatted_20_Text">
      <style:text-properties officeooo:rsid="0090a12b" officeooo:paragraph-rsid="001cdc30"/>
    </style:style>
    <style:style style:name="P30" style:family="paragraph" style:parent-style-name="Preformatted_20_Text">
      <style:paragraph-properties fo:margin-top="0cm" fo:margin-bottom="0.499cm" loext:contextual-spacing="false"/>
      <style:text-properties fo:font-size="10.5pt" officeooo:rsid="0090a12b" officeooo:paragraph-rsid="001cdc30"/>
    </style:style>
    <style:style style:name="P31" style:family="paragraph" style:parent-style-name="Text_20_body">
      <style:text-properties fo:font-weight="bold" officeooo:rsid="0103f20c" officeooo:paragraph-rsid="001af85d" style:font-weight-asian="bold" style:font-weight-complex="bold"/>
    </style:style>
    <style:style style:name="P32" style:family="paragraph" style:parent-style-name="Text_20_body">
      <style:text-properties officeooo:paragraph-rsid="001af85d"/>
    </style:style>
    <style:style style:name="P33" style:family="paragraph" style:parent-style-name="Heading_20_1">
      <style:text-properties officeooo:paragraph-rsid="001c55c1"/>
    </style:style>
    <style:style style:name="P34" style:family="paragraph" style:parent-style-name="Heading_20_1">
      <style:text-properties officeooo:paragraph-rsid="001cdc30"/>
    </style:style>
    <style:style style:name="T1" style:family="text">
      <style:text-properties officeooo:rsid="000b8f67"/>
    </style:style>
    <style:style style:name="T2" style:family="text">
      <style:text-properties officeooo:rsid="000dd47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1917ee6" style:font-weight-asian="bold" style:font-weight-complex="bold"/>
    </style:style>
    <style:style style:name="T5" style:family="text">
      <style:text-properties fo:font-weight="bold" officeooo:rsid="008efd72" style:font-weight-asian="bold" style:font-weight-complex="bold"/>
    </style:style>
    <style:style style:name="T6" style:family="text">
      <style:text-properties fo:font-weight="bold" officeooo:rsid="0091b661" style:font-weight-asian="bold" style:font-weight-complex="bold"/>
    </style:style>
    <style:style style:name="T7" style:family="text">
      <style:text-properties fo:font-weight="bold" officeooo:rsid="0091d3d4" style:font-weight-asian="bold" style:font-weight-complex="bold"/>
    </style:style>
    <style:style style:name="T8" style:family="text">
      <style:text-properties fo:font-weight="bold" officeooo:rsid="00a236fc" style:font-weight-asian="bold" style:font-weight-complex="bold"/>
    </style:style>
    <style:style style:name="T9" style:family="text">
      <style:text-properties fo:font-weight="bold" officeooo:rsid="00fd8bb2" style:font-weight-asian="bold" style:font-weight-complex="bold"/>
    </style:style>
    <style:style style:name="T10" style:family="text">
      <style:text-properties officeooo:rsid="00b92ed6"/>
    </style:style>
    <style:style style:name="T11" style:family="text">
      <style:text-properties fo:font-weight="normal" officeooo:rsid="0091b661" style:font-weight-asian="normal" style:font-weight-complex="normal"/>
    </style:style>
    <style:style style:name="T12" style:family="text">
      <style:text-properties fo:font-weight="normal" officeooo:rsid="0184a34f" style:font-weight-asian="normal" style:font-weight-complex="normal"/>
    </style:style>
    <style:style style:name="T13" style:family="text">
      <style:text-properties fo:font-weight="normal" officeooo:rsid="0091d3d4" style:font-weight-asian="normal" style:font-weight-complex="normal"/>
    </style:style>
    <style:style style:name="T14" style:family="text">
      <style:text-properties fo:font-weight="normal" officeooo:rsid="009318c6" style:font-weight-asian="normal" style:font-weight-complex="normal"/>
    </style:style>
    <style:style style:name="T15" style:family="text">
      <style:text-properties fo:font-weight="normal" officeooo:rsid="00934d39" style:font-weight-asian="normal" style:font-weight-complex="normal"/>
    </style:style>
    <style:style style:name="T16" style:family="text">
      <style:text-properties fo:font-weight="normal" officeooo:rsid="00948ed6" style:font-weight-asian="normal" style:font-weight-complex="normal"/>
    </style:style>
    <style:style style:name="T17" style:family="text">
      <style:text-properties fo:font-weight="normal" officeooo:rsid="00b04cf3" style:font-weight-asian="normal" style:font-weight-complex="normal"/>
    </style:style>
    <style:style style:name="T18" style:family="text">
      <style:text-properties fo:font-weight="normal" officeooo:rsid="00a236fc" style:font-weight-asian="normal" style:font-weight-complex="normal"/>
    </style:style>
    <style:style style:name="T19" style:family="text">
      <style:text-properties fo:font-weight="normal" officeooo:rsid="00aa1afd" style:font-weight-asian="normal" style:font-weight-complex="normal"/>
    </style:style>
    <style:style style:name="T20" style:family="text">
      <style:text-properties fo:font-weight="normal" officeooo:rsid="00a4aa3a" style:font-weight-asian="normal" style:font-weight-complex="normal"/>
    </style:style>
    <style:style style:name="T21" style:family="text">
      <style:text-properties fo:font-weight="normal" officeooo:rsid="00a623e7" style:font-weight-asian="normal" style:font-weight-complex="normal"/>
    </style:style>
    <style:style style:name="T22" style:family="text">
      <style:text-properties fo:font-weight="normal" officeooo:rsid="00a81b2c" style:font-weight-asian="normal" style:font-weight-complex="normal"/>
    </style:style>
    <style:style style:name="T23" style:family="text">
      <style:text-properties fo:font-weight="normal" officeooo:rsid="0136acdb" style:font-weight-asian="normal" style:font-weight-complex="normal"/>
    </style:style>
    <style:style style:name="T24" style:family="text">
      <style:text-properties fo:font-weight="normal" officeooo:rsid="00a4176e" style:font-weight-asian="normal" style:font-weight-complex="normal"/>
    </style:style>
    <style:style style:name="T25" style:family="text">
      <style:text-properties fo:font-weight="normal" officeooo:rsid="00acc960" style:font-weight-asian="normal" style:font-weight-complex="normal"/>
    </style:style>
    <style:style style:name="T26" style:family="text">
      <style:text-properties fo:font-weight="normal" officeooo:rsid="00ad6285" style:font-weight-asian="normal" style:font-weight-complex="normal"/>
    </style:style>
    <style:style style:name="T27" style:family="text">
      <style:text-properties fo:font-weight="normal" officeooo:rsid="00fd8bb2" style:font-weight-asian="normal" style:font-weight-complex="normal"/>
    </style:style>
    <style:style style:name="T28" style:family="text">
      <style:text-properties officeooo:rsid="01917ee6"/>
    </style:style>
    <style:style style:name="T29" style:family="text">
      <style:text-properties officeooo:rsid="00a1da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onitorando um servidor Linux Ubuntu 16.04</text:p>
      <text:p text:style-name="P4"/>
      <text:p text:style-name="P1"/>
      <text:p text:style-name="P6">Espaço em disco</text:p>
      <text:p text:style-name="P1">df -h</text:p>
      <text:p text:style-name="P1"/>
      <text:p text:style-name="P6">Memória RAM e Swap</text:p>
      <text:p text:style-name="P1">free -m</text:p>
      <text:p text:style-name="P1"/>
      <text:p text:style-name="P5">Monitorar serviços na memória com sysv-rc-conf</text:p>
      <text:p text:style-name="P1"/>
      <text:p text:style-name="P1">Instalar</text:p>
      <text:p text:style-name="P1">sudo apt install sysv-rc-conf</text:p>
      <text:p text:style-name="P1"/>
      <text:p text:style-name="P6">Testando se portas estão abertas</text:p>
      <text:p text:style-name="P1">telnet smtp.gmail.com 587</text:p>
      <text:p text:style-name="P1">telnet smtp.gmail.com 25</text:p>
      <text:p text:style-name="P1"/>
      <text:p text:style-name="P15">Monitorar arquivos modificados</text:p>
      <text:p text:style-name="P18">find /var/www/html -type f -ctime -1 -exec ls -ls {} \;</text:p>
      <text:p text:style-name="P18"/>
      <text:p text:style-name="P18">Podemos colocar no cron para que seja executado a cada madrugada e nos envie um e-mail.</text:p>
      <text:p text:style-name="P18"/>
      <text:p text:style-name="P15">Procurar arquivos com 666</text:p>
      <text:p text:style-name="P18">find /var/www/html -xdev -perm +o=w ! \( -type d -perm +o=t \) ! -type l -print</text:p>
      <text:p text:style-name="P18"/>
      <text:p text:style-name="P15">Procurar diretórios com 777</text:p>
      <text:p text:style-name="P18">find /var/www/html -type d -perm -o+w -exec ls -ld {} \;</text:p>
      <text:p text:style-name="P18"/>
      <text:p text:style-name="P18">Procurar contas sem senha</text:p>
      <text:p text:style-name="P18">awk -F: '($2 == "") {print}' /etc/shadow</text:p>
      <text:p text:style-name="P14"/>
      <text:p text:style-name="P16">Monitorar login do root</text:p>
      <text:p text:style-name="P19"/>
      <text:p text:style-name="P19">sudo apt install mailutils</text:p>
      <text:p text:style-name="P19"/>
      <text:p text:style-name="P19">Adicione ao início do script .bashrc do root:</text:p>
      <text:p text:style-name="P19">nano /root/.bashrc</text:p>
      <text:p text:style-name="P19"/>
      <text:p text:style-name="P21"><text:span text:style-name="T10">echo -e "Acesso ao shell do Root em `tty` \n `w`" | mail -s "Alerta: Acesso do root" </text:span><text:a xlink:type="simple" xlink:href="mailto:ribafs@gmail.com" text:style-name="Internet_20_link" text:visited-style-name="Visited_20_Internet_20_Link"><text:span text:style-name="T10">ribafs@gmail.com</text:span></text:a></text:p>
      <text:p text:style-name="P21"/>
      <text:p text:style-name="P17">Notificação de acesso via ssh pelo ribafs</text:p>
      <text:p text:style-name="P20"/>
      <text:p text:style-name="P20">cd /home/ribafs</text:p>
      <text:p text:style-name="P20">nano .bashrc</text:p>
      <text:p text:style-name="P20">echo 'ALERT - Root Shell Access (ServerName) on:' `date` `who` | mail -s "Alert: Root Access from `who | cut -d'(' -f2 | cut -d')' -f1`" ribafs@gmail.com</text:p>
      <text:p text:style-name="P32"/>
      <text:p text:style-name="P31"/>
      <text:h text:style-name="P33" text:outline-level="1"><text:soft-page-break/><text:span text:style-name="T3">1</text:span><text:span text:style-name="T4">1</text:span><text:span text:style-name="T3"> </text:span><text:span text:style-name="T5">Varrendo portas abertas</text:span><text:span text:style-name="T3"> </text:span><text:span text:style-name="T6">com</text:span><text:span text:style-name="T3"> </text:span><text:span text:style-name="Strong_20_Emphasis"><text:span text:style-name="T3">Nmap</text:span></text:span></text:h>
      <text:p text:style-name="P22"><text:span text:style-name="Strong_20_Emphasis"/></text:p>
      <text:p text:style-name="P22"><text:span text:style-name="Strong_20_Emphasis"><text:span text:style-name="T11">O nmap é um software para descobrir a rede e para auditar segurança. </text:span></text:span><text:span text:style-name="Strong_20_Emphasis"><text:span text:style-name="T12">Melhor é instalar no desktop para varrer do mesmo.</text:span></text:span></text:p>
      <text:p text:style-name="P22"><text:span text:style-name="Strong_20_Emphasis"><text:span text:style-name="T11"/></text:span></text:p>
      <text:p text:style-name="P22"><text:span text:style-name="Strong_20_Emphasis"><text:span text:style-name="T7">Instalação</text:span></text:span></text:p>
      <text:p text:style-name="P22"><text:span text:style-name="Strong_20_Emphasis"><text:span text:style-name="T13">apt install nmap</text:span></text:span></text:p>
      <text:p text:style-name="P22"><text:span text:style-name="Strong_20_Emphasis"><text:span text:style-name="T13"/></text:span></text:p>
      <text:p text:style-name="P22"><text:span text:style-name="Strong_20_Emphasis"><text:span text:style-name="T14">Varrer seu sistema por portas abertas</text:span></text:span></text:p>
      <text:p text:style-name="P22"><text:span text:style-name="Strong_20_Emphasis"><text:span text:style-name="T14"/></text:span></text:p>
      <text:p text:style-name="P22"><text:span text:style-name="Strong_20_Emphasis"><text:span text:style-name="T14">nmap -v -sT localhost</text:span></text:span></text:p>
      <text:p text:style-name="P22"/>
      <text:p text:style-name="P22"><text:span text:style-name="Strong_20_Emphasis"><text:span text:style-name="T15">Saída</text:span></text:span></text:p>
      <text:p text:style-name="P22"><text:span text:style-name="Strong_20_Emphasis"><text:span text:style-name="T15">Not shown: 995 closed ports</text:span></text:span></text:p>
      <text:p text:style-name="P22"><text:span text:style-name="Strong_20_Emphasis"><text:span text:style-name="T15">PORT <text:s text:c="4"/>STATE SERVICE</text:span></text:span></text:p>
      <text:p text:style-name="P22"><text:span text:style-name="Strong_20_Emphasis"><text:span text:style-name="T15">25/tcp <text:s text:c="2"/>open <text:s/>smtp</text:span></text:span></text:p>
      <text:p text:style-name="P22"><text:span text:style-name="Strong_20_Emphasis"><text:span text:style-name="T15">80/tcp <text:s text:c="2"/>open <text:s/>http</text:span></text:span></text:p>
      <text:p text:style-name="P22"><text:span text:style-name="Strong_20_Emphasis"><text:span text:style-name="T15">443/tcp <text:s/>open <text:s/>https</text:span></text:span></text:p>
      <text:p text:style-name="P22"><text:span text:style-name="Strong_20_Emphasis"><text:span text:style-name="T15">3306/tcp open <text:s/>mysql</text:span></text:span></text:p>
      <text:p text:style-name="P22"><text:span text:style-name="Strong_20_Emphasis"><text:span text:style-name="T15">5432/tcp open <text:s/>postgresql</text:span></text:span></text:p>
      <text:p text:style-name="P22"><text:span text:style-name="Strong_20_Emphasis"><text:span text:style-name="T15"/></text:span></text:p>
      <text:p text:style-name="P22"><text:span text:style-name="Strong_20_Emphasis"><text:span text:style-name="T15">Lembrando que varre apenas até a porta 1000, portando não mostrou a do ssh</text:span></text:span></text:p>
      <text:p text:style-name="P22"><text:span text:style-name="Strong_20_Emphasis"><text:span text:style-name="T15">Outro detalhe é que para acesso extereno somente as portas 80 e 443, as demais oferecem acesso somente interno.</text:span></text:span></text:p>
      <text:p text:style-name="P22"><text:span text:style-name="Strong_20_Emphasis"><text:span text:style-name="T15"/></text:span></text:p>
      <text:p text:style-name="P22"><text:span text:style-name="Strong_20_Emphasis"><text:span text:style-name="T15">O acesso externo se dá ao mysql somente através do Apache. O visitante do site acessa o site pela porta 80 ou 443 e chega até aqui ao servidor, aqui o apache vai ao mysql e solicita o que deseja. O mysql somente é acessado via localhost.</text:span></text:span></text:p>
      <text:p text:style-name="P22"><text:span text:style-name="Strong_20_Emphasis"><text:span text:style-name="T15"/></text:span></text:p>
      <text:p text:style-name="P22"><text:span text:style-name="Strong_20_Emphasis"><text:span text:style-name="T16">sudo nmap -v -sS localhost.</text:span></text:span></text:p>
      <text:p text:style-name="P22"><text:span text:style-name="Strong_20_Emphasis"/></text:p>
      <text:p text:style-name="P1"/>
      <text:p text:style-name="P6">É importante executar manualmente alguns softwares como:</text:p>
      <text:p text:style-name="P1"/>
      <text:p text:style-name="P1">- rkhunter</text:p>
      <text:p text:style-name="P1">rkhunter --update</text:p>
      <text:p text:style-name="P1">rkhunter --propupd</text:p>
      <text:p text:style-name="P1">rkhunter --check</text:p>
      <text:p text:style-name="P1">tail /var/log/rkhunter.log</text:p>
      <text:p text:style-name="P1"/>
      <text:p text:style-name="P1">- nikto</text:p>
      <text:p text:style-name="P1">nikto -h ribafs.org</text:p>
      <text:p text:style-name="P1">nikto -C all -host 200.128.12.34 -o vitima.txt</text:p>
      <text:p text:style-name="P1"/>
      <text:p text:style-name="P1">- psad</text:p>
      <text:p text:style-name="P1">psad -S</text:p>
      <text:p text:style-name="P1">tail /var/log/psad</text:p>
      <text:p text:style-name="P1"/>
      <text:p text:style-name="P1">- denyhosts</text:p>
      <text:p text:style-name="P1">/etc/hosts.allow - permitidos</text:p>
      <text:p text:style-name="P1">/etc/hosts.deny - negados</text:p>
      <text:p text:style-name="P1"><text:soft-page-break/></text:p>
      <text:p text:style-name="P1">- ngrep</text:p>
      <text:p text:style-name="P1">ngrep -d any port 25</text:p>
      <text:p text:style-name="P1"/>
      <text:p text:style-name="P1">- nmap</text:p>
      <text:p text:style-name="P1">nmap -v -sT localhost</text:p>
      <text:p text:style-name="P1">nmap -v -A dominio.com</text:p>
      <text:p text:style-name="P1"/>
      <text:p text:style-name="P2">Scannear SYN: </text:p>
      <text:p text:style-name="P2">nmap -v -sS localhost</text:p>
      <text:p text:style-name="P1"/>
      <text:p text:style-name="P1">netstat -tulp</text:p>
      <text:p text:style-name="P1">nmap -sTU 10.40.100.123</text:p>
      <text:p text:style-name="P1"/>
      <text:p text:style-name="P1">lsof -i -n | egrep 'COMMAND|LISTEN|UDP'</text:p>
      <text:p text:style-name="P1"/>
      <text:p text:style-name="P1">- arquivos modificados</text:p>
      <text:p text:style-name="P1">find /var/www -type f -ctime -1 -exec ls -ls {} \;</text:p>
      <text:p text:style-name="P1"/>
      <text:p text:style-name="P1">Procurar arquivos com 666</text:p>
      <text:p text:style-name="P1">find /var/www -xdev -perm +o=w ! \( -type d -perm +o=t \) ! -type l -print</text:p>
      <text:p text:style-name="P1"/>
      <text:p text:style-name="P1">Procurar diretórios com 777</text:p>
      <text:p text:style-name="P1">find /var/www -type d -perm -o+w -exec ls -ld {} \;</text:p>
      <text:p text:style-name="P1"/>
      <text:p text:style-name="P1">Procurar contas sem senha</text:p>
      <text:p text:style-name="P1">awk -F: '($2 == "") {print}' /etc/shadow</text:p>
      <text:p text:style-name="P1"/>
      <text:p text:style-name="P1">- atualizar permissões do /var/www/<text:span text:style-name="T2">html</text:span></text:p>
      <text:p text:style-name="P1"/>
      <text:p text:style-name="P1">chown -R www-data:www-data /var/www/<text:span text:style-name="T2">html</text:span></text:p>
      <text:p text:style-name="P1">find /var/www/<text:span text:style-name="T2">html</text:span> -type d -exec chmod 2755 {} \;</text:p>
      <text:p text:style-name="P1">find /var/www/<text:span text:style-name="T2">html</text:span> -type f -exec chmod 0644 {} \;</text:p>
      <text:p text:style-name="P1"/>
      <text:p text:style-name="P1">Ou executar o script</text:p>
      <text:p text:style-name="P1">- <text:span text:style-name="T2">l</text:span>ogs</text:p>
      <text:p text:style-name="P1"/>
      <text:p text:style-name="P1">Apache /var/log/apache2</text:p>
      <text:p text:style-name="P1">access.log</text:p>
      <text:p text:style-name="P1">error.log</text:p>
      <text:p text:style-name="P1"/>
      <text:p text:style-name="P1">Mail /var/log/</text:p>
      <text:p text:style-name="P1">mail.log</text:p>
      <text:p text:style-name="P1">mail.err</text:p>
      <text:p text:style-name="P1">mail.info</text:p>
      <text:p text:style-name="P1">mail.warn</text:p>
      <text:p text:style-name="P1">tail -f /var/log/mail.log /var/log/iredapd.log /var/log/cbpolicyd.log</text:p>
      <text:p text:style-name="P1"/>
      <text:p text:style-name="P1">Mysql /var/log/mysql</text:p>
      <text:p text:style-name="P1">error.log</text:p>
      <text:p text:style-name="P1"/>
      <text:p text:style-name="P1">Outros /var/log</text:p>
      <text:p text:style-name="P1"><text:soft-page-break/>auth.log</text:p>
      <text:p text:style-name="P1">fail2ban.log</text:p>
      <text:p text:style-name="P1"/>
      <text:p text:style-name="P1">mysql.err</text:p>
      <text:p text:style-name="P1">mysql.log</text:p>
      <text:p text:style-name="P1">syslog</text:p>
      <text:p text:style-name="P1">user.log</text:p>
      <text:p text:style-name="P1"/>
      <text:p text:style-name="P6">Adicionar Serviços ao Boot num Debian</text:p>
      <text:p text:style-name="P1">cd /etc/init.d (exemplo)</text:p>
      <text:p text:style-name="P1">update-rc.d firewall defaults</text:p>
      <text:p text:style-name="P1"/>
      <text:p text:style-name="P6"/>
      <text:p text:style-name="P12">Remover serviços do boot</text:p>
      <text:p text:style-name="P1">cd /etc/init.d</text:p>
      <text:p text:style-name="P1">update-rc.d -f bluetooth remove</text:p>
      <text:p text:style-name="P1"/>
      <text:p text:style-name="P1">Ferramentas para gerenciar serviços no boot</text:p>
      <text:p text:style-name="P1"/>
      <text:p text:style-name="P1">sysv-rc-conf - mostra todos os runlevel</text:p>
      <text:p text:style-name="P1">rcconf - pode alterar, mas mostra poucos</text:p>
      <text:p text:style-name="P1">chkconfig - só mostra, não altera</text:p>
      <text:p text:style-name="P1"/>
      <text:p text:style-name="P1">apt-get install sysv-rc-conf rcconf chkconfig</text:p>
      <text:p text:style-name="P1"/>
      <text:p text:style-name="P1">Desativar os serviços não usados</text:p>
      <text:p text:style-name="P1"/>
      <text:p text:style-name="P1">Usuários logados:</text:p>
      <text:p text:style-name="P1">who</text:p>
      <text:p text:style-name="P1"/>
      <text:p text:style-name="P1">Usuário atual</text:p>
      <text:p text:style-name="P1">whoami</text:p>
      <text:p text:style-name="P1"/>
      <text:p text:style-name="P1">Dividindo a tela em duas</text:p>
      <text:p text:style-name="P1"/>
      <text:p text:style-name="P1">Como dois terminais um acima e outro abaixo com o Splitvt</text:p>
      <text:p text:style-name="P1"/>
      <text:p text:style-name="P9">sudo apt install s<text:span text:style-name="T1">plitvt</text:span></text:p>
      <text:p text:style-name="P1"/>
      <text:p text:style-name="P1">Divide tela ao meio abrindo dois terminais</text:p>
      <text:p text:style-name="P1"/>
      <text:p text:style-name="P1">Para mudar para cima ou abaixo, clicar com o mouse</text:p>
      <text:p text:style-name="P1"/>
      <text:p text:style-name="P1">A tela ficará dividida em duas. Digite "tty" e aperte [Enter] para ser mostrado o dispositivo</text:p>
      <text:p text:style-name="P3">correspondente. Você verá que este é um terminal virtual. Alterne de terminal apertando [Ctrl]+[W] e repita o procedimento. O resultado será o mesmo, mudando apenas de número. </text:p>
      <text:p text:style-name="P3"/>
      <text:p text:style-name="P3">Para sair aperte</text:p>
      <text:p text:style-name="P1">[Ctrl]+[O] e então [Q].</text:p>
      <text:p text:style-name="P1"/>
      <text:p text:style-name="P1">Podemos chegar a conclusão de que sobre um terminal real rodavam dois terminais virtuais.</text:p>
      <text:p text:style-name="P1"/>
      <text:p text:style-name="P1">Usando htop</text:p>
      <text:p text:style-name="P1"/>
      <text:p text:style-name="P1">apt-get install htop</text:p>
      <text:p text:style-name="P1"/>
      <text:p text:style-name="P1">htop</text:p>
      <text:p text:style-name="P1"/>
      <text:p text:style-name="P1">Monitorando a rede</text:p>
      <text:p text:style-name="P1"/>
      <text:p text:style-name="P1">iptraf - monitorar a rede</text:p>
      <text:p text:style-name="P1"/>
      <text:p text:style-name="P1">apt-get install iptraf</text:p>
      <text:p text:style-name="P1"><text:soft-page-break/></text:p>
      <text:p text:style-name="P1"/>
      <text:p text:style-name="P10">Usando</text:p>
      <text:p text:style-name="P1">iptraf</text:p>
      <text:p text:style-name="P1"/>
      <text:p text:style-name="P1">netstat -a</text:p>
      <text:p text:style-name="P1">netstat -at</text:p>
      <text:p text:style-name="P1">netstat -s</text:p>
      <text:p text:style-name="P1"/>
      <text:p text:style-name="P1">du - mostra todos todos os subdiretórios e seus tamanhos</text:p>
      <text:p text:style-name="P1">du -sh (silente e mostrando total do diretório atual em GB)</text:p>
      <text:p text:style-name="P1">du -a (tamanhos de cada diretório e cada arquivo)</text:p>
      <text:p text:style-name="P1"/>
      <text:p text:style-name="P6">Verificando BlackLists</text:p>
      <text:p text:style-name="P1">Quando um certo IP foi para uma lista negra por engano ou de qualquer forma queremos remover, que procedimentos devemos executar?</text:p>
      <text:p text:style-name="P1"/>
      <text:p text:style-name="P1">Ver a lista do mod_evasive:</text:p>
      <text:p text:style-name="P1">nano /etc/apache2/mods-available/mod-evasive.conf</text:p>
      <text:p text:style-name="P1"/>
      <text:p text:style-name="P1">Ver a lista do Denyhosts:</text:p>
      <text:p text:style-name="P1">nano /etc/hosts.deny</text:p>
      <text:p text:style-name="P1"/>
      <text:p text:style-name="P1">Adicionar assim:</text:p>
      <text:p text:style-name="P1">ALL: 65.61.204.40</text:p>
      <text:p text:style-name="P1"/>
      <text:p text:style-name="P1">Ver os Ips barrados pelo fail2ban:</text:p>
      <text:p text:style-name="P1">iptables -L | grep IP</text:p>
      <text:p text:style-name="P1"/>
      <text:p text:style-name="P6">Como saber que portas estão abertas</text:p>
      <text:p text:style-name="P1">apt-get install nmap</text:p>
      <text:p text:style-name="P1">nmap -v localhost</text:p>
      <text:p text:style-name="P1">nmap -v 192.168.0.1</text:p>
      <text:p text:style-name="P1"/>
      <text:p text:style-name="P1">Instalar no desktop</text:p>
      <text:p text:style-name="P1">sudo apt-get install wireshark</text:p>
      <text:p text:style-name="P1"/>
      <text:p text:style-name="P7">Monitorando logs</text:p>
      <text:p text:style-name="P11"/>
      <text:p text:style-name="P11">tail -f 50 /var/log/mail.log</text:p>
      <text:p text:style-name="P11">less +F /var/mail.log</text:p>
      <text:p text:style-name="P11"/>
      <text:p text:style-name="P7">Monitorando a rede com ngrep</text:p>
      <text:p text:style-name="P11">apt-get install ngrep</text:p>
      <text:p text:style-name="P11">ngrep -h (help)</text:p>
      <text:p text:style-name="P11"/>
      <text:p text:style-name="P11">Usando:</text:p>
      <text:p text:style-name="P11">Ficar escutando na porta 25</text:p>
      <text:p text:style-name="P11">ngrep -d any port 25</text:p>
      <text:p text:style-name="P11"/>
      <text:p text:style-name="P11">Monitorar todas as atividades cruzando origem e destino da porta 25 (SMTP)</text:p>
      <text:p text:style-name="P11"><text:soft-page-break/>Observe que o terminal fica parado a espera de ações na porta 25. Envie um e-mail do seu servidor para qualquer e-mail e veja o que acontece.</text:p>
      <text:p text:style-name="P11"/>
      <text:p text:style-name="P11">ngrep -d any 'error' port syslog</text:p>
      <text:p text:style-name="P11"/>
      <text:p text:style-name="P11">Monitorar qualquer tráfico na rede baseado no syslog procurando a ocorrência da palavra ``error''.</text:p>
      <text:p text:style-name="P11">ngrep -wi -d any 'user|pass' port 21</text:p>
      <text:p text:style-name="P11"/>
      <text:p text:style-name="P11">Monitorar qualquer tráfico cruzando origem e destino na porta 21</text:p>
      <text:p text:style-name="P11">Origem: <text:a xlink:type="simple" xlink:href="http://ngrep.sourceforge.net/usage.html" text:style-name="Internet_20_link" text:visited-style-name="Visited_20_Internet_20_Link">http://ngrep.sourceforge.net/usage.html</text:a> </text:p>
      <text:p text:style-name="P11"/>
      <text:p text:style-name="P24"/>
      <text:p text:style-name="P28"><text:span text:style-name="Strong_20_Emphasis">Cuidados Extras</text:span></text:p>
      <text:p text:style-name="P28"><text:span text:style-name="Strong_20_Emphasis"><text:span text:style-name="T27"/></text:span></text:p>
      <text:p text:style-name="P28"><text:span text:style-name="Strong_20_Emphasis"><text:span text:style-name="T9">Busca por backdoors</text:span></text:span></text:p>
      <text:p text:style-name="P28"><text:span text:style-name="Strong_20_Emphasis"><text:span text:style-name="T27"/></text:span></text:p>
      <text:p text:style-name="P28"><text:span text:style-name="Strong_20_Emphasis"><text:span text:style-name="T27">grep -iR 'c99' /var/www/html/</text:span></text:span></text:p>
      <text:p text:style-name="P28"><text:span text:style-name="Strong_20_Emphasis"><text:span text:style-name="T27">grep -iR 'r57' /var/www/html/</text:span></text:span></text:p>
      <text:p text:style-name="P28"><text:span text:style-name="Strong_20_Emphasis"><text:span text:style-name="T27">find /var/www/html/ -name \*.php -type f -print0 | xargs -0 grep c99</text:span></text:span></text:p>
      <text:p text:style-name="P28"><text:span text:style-name="Strong_20_Emphasis"><text:span text:style-name="T27">grep -RPn "(passthru|shell_exec|system|base64_decode|fopen|fclose|eval)" /var/www/html/</text:span></text:span></text:p>
      <text:p text:style-name="P28"><text:span text:style-name="Strong_20_Emphasis"><text:span text:style-name="T27"/></text:span></text:p>
      <text:p text:style-name="P26"><text:span text:style-name="Strong_20_Emphasis"><text:span text:style-name="T27"/></text:span></text:p>
      <text:h text:style-name="P34" text:outline-level="1"><text:span text:style-name="Strong_20_Emphasis">Auditar </text:span><text:span text:style-name="Strong_20_Emphasis"><text:span text:style-name="T29">segurança do </text:span></text:span><text:span text:style-name="Strong_20_Emphasis">sistema </text:span><text:span text:style-name="Strong_20_Emphasis"><text:span text:style-name="T29">com</text:span></text:span><text:span text:style-name="Strong_20_Emphasis"> Tiger e Tripwire</text:span></text:h>
      <text:p text:style-name="P23"><text:span text:style-name="Strong_20_Emphasis"/></text:p>
      <text:p text:style-name="P23"><text:span text:style-name="Strong_20_Emphasis"><text:span text:style-name="T8">Tiger</text:span></text:span><text:span text:style-name="Strong_20_Emphasis"><text:span text:style-name="T18"> é uma ferramenta de segurança que pode ser usada para auditoria e detecção de intrusão do sistema.</text:span></text:span></text:p>
      <text:p text:style-name="P23"><text:span text:style-name="Strong_20_Emphasis"><text:span text:style-name="T18"/></text:span></text:p>
      <text:p text:style-name="P23"><text:span text:style-name="Strong_20_Emphasis"><text:span text:style-name="T8">Tripwire</text:span></text:span><text:span text:style-name="Strong_20_Emphasis"><text:span text:style-name="T18"> é um sistema de detecção de intrusão (HIDS) que checa a integridade de arquivos e pastas.</text:span></text:span></text:p>
      <text:p text:style-name="P23"><text:span text:style-name="Strong_20_Emphasis"><text:span text:style-name="T18"/></text:span></text:p>
      <text:p text:style-name="P23"><text:span text:style-name="Strong_20_Emphasis"><text:span text:style-name="T19">Detalhes</text:span></text:span></text:p>
      <text:p text:style-name="P23"><text:a xlink:type="simple" xlink:href="https://www.digitalocean.com/community/tutorials/how-to-use-tripwire-to-detect-server-intrusions-on-an-ubuntu-vps" text:style-name="Internet_20_link" text:visited-style-name="Visited_20_Internet_20_Link"><text:span text:style-name="Strong_20_Emphasis"><text:span text:style-name="T19">https://www.digitalocean.com/community/tutorials/how-to-use-tripwire-to-detect-server-intrusions-on-an-ubuntu-vps</text:span></text:span></text:a></text:p>
      <text:p text:style-name="P23"><text:span text:style-name="Strong_20_Emphasis"><text:span text:style-name="T19"/></text:span></text:p>
      <text:p text:style-name="P23"><text:span text:style-name="Strong_20_Emphasis"><text:span text:style-name="T8">Instalação</text:span></text:span></text:p>
      <text:p text:style-name="P23"><text:span text:style-name="Strong_20_Emphasis"><text:span text:style-name="T18"/></text:span></text:p>
      <text:p text:style-name="P23"><text:span text:style-name="Strong_20_Emphasis"><text:span text:style-name="T18">apt install tiger tripwire</text:span></text:span></text:p>
      <text:p text:style-name="P23"><text:span text:style-name="Strong_20_Emphasis"><text:span text:style-name="T18"/></text:span></text:p>
      <text:p text:style-name="P23"><text:span text:style-name="Strong_20_Emphasis"><text:span text:style-name="T20">Responda sim para fornecer senha para arquivos e guarde bem as senhas</text:span></text:span></text:p>
      <text:p text:style-name="P23"><text:span text:style-name="Strong_20_Emphasis"><text:span text:style-name="T18"/></text:span></text:p>
      <text:p text:style-name="P23"><text:span text:style-name="Strong_20_Emphasis"><text:span text:style-name="T21">Criar banco de dados</text:span></text:span></text:p>
      <text:p text:style-name="P23"><text:span text:style-name="Strong_20_Emphasis"><text:span text:style-name="T22"/></text:span></text:p>
      <text:p text:style-name="P23"><text:span text:style-name="Strong_20_Emphasis"><text:span text:style-name="T21">tripwire --init</text:span></text:span></text:p>
      <text:p text:style-name="P23"><text:span text:style-name="Strong_20_Emphasis"><text:span text:style-name="T23">Entre com a senha fornecida acima.</text:span></text:span></text:p>
      <text:p text:style-name="P23"><text:span text:style-name="Strong_20_Emphasis"><text:span text:style-name="T21"/></text:span></text:p>
      <text:p text:style-name="P23"><text:span text:style-name="Strong_20_Emphasis"><text:span text:style-name="T24">Criar arquivo de polícia</text:span></text:span></text:p>
      <text:p text:style-name="P29"><text:span text:style-name="Source_20_Text"><text:span text:style-name="T24">twadmin --create-polfile /etc/tripwire/twpol.txt</text:span></text:span></text:p>
      <text:p text:style-name="P23"><text:span text:style-name="Strong_20_Emphasis"><text:span text:style-name="T23">Entre com a senha fornecida acima.</text:span></text:span></text:p>
      <text:p text:style-name="P23"><text:span text:style-name="Strong_20_Emphasis"><text:span text:style-name="T24"/></text:span></text:p>
      <text:p text:style-name="P23"><text:soft-page-break/><text:span text:style-name="Strong_20_Emphasis"><text:span text:style-name="T22">Executando tiger</text:span></text:span></text:p>
      <text:p text:style-name="P23"><text:span text:style-name="Strong_20_Emphasis"><text:span text:style-name="T22"/></text:span></text:p>
      <text:p text:style-name="P23"><text:span text:style-name="Strong_20_Emphasis"><text:span text:style-name="T22">tiger</text:span></text:span></text:p>
      <text:p text:style-name="P23"><text:span text:style-name="Strong_20_Emphasis"><text:span text:style-name="T25"/></text:span></text:p>
      <text:p text:style-name="P23"><text:span text:style-name="Strong_20_Emphasis"><text:span text:style-name="T25">Toda a saída do tiger pode ser vista em:</text:span></text:span></text:p>
      <text:p text:style-name="P23"><text:span text:style-name="Strong_20_Emphasis"><text:span text:style-name="T25">/var/log/tiger</text:span></text:span></text:p>
      <text:p text:style-name="P23"><text:span text:style-name="Strong_20_Emphasis"><text:span text:style-name="T25"/></text:span></text:p>
      <text:p text:style-name="P23"><text:span text:style-name="Strong_20_Emphasis"><text:span text:style-name="T26">Para visualizar o relatório de segurança do tiver:</text:span></text:span></text:p>
      <text:p text:style-name="P30"><text:span text:style-name="Strong_20_Emphasis"><text:span text:style-name="T26">less /var/log/tiger/security.report*</text:span></text:span></text:p>
      <text:p text:style-name="P27"><text:span text:style-name="Strong_20_Emphasis"><text:span text:style-name="T17">Aqui ele gerou este:</text:span></text:span></text:p>
      <text:p text:style-name="P27"><text:span text:style-name="Strong_20_Emphasis"><text:span text:style-name="T17">/var/log/tiger/security.report.ribafs.org.180214-20:50</text:span></text:span></text:p>
      <text:p text:style-name="P27"><text:span text:style-name="Strong_20_Emphasis"><text:span text:style-name="T17"/></text:span></text:p>
      <text:p text:style-name="P25"><text:span text:style-name="Strong_20_Emphasis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20:23:41.319087127</meta:creation-date>
    <dc:date>2018-02-25T11:29:37.248567064</dc:date>
    <meta:editing-duration>PT1H22M15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8" meta:paragraph-count="204" meta:word-count="1088" meta:character-count="6863" meta:non-whitespace-character-count="5967"/>
  </office:meta>
</office:document-meta>
</file>